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3.623cm" svg:height="16.031cm" svg:x="11.573cm" svg:y="0.104cm">
            <draw:object draw:notify-on-update-of-ranges="Лист1.A1:Лист1.A1 Лист1.A2:Лист1.A36 Лист1.B1:Лист1.B1 Лист1.B2:Лист1.B36 Лист1.C1:Лист1.C1 Лист1.C2:Лист1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Кол-во клиентов</text:p>
          </table:table-cell>
          <table:table-cell office:value-type="string" calcext:value-type="string">
            <text:p>Кол-во транзакций 6432</text:p>
          </table:table-cell>
          <table:table-cell office:value-type="string" calcext:value-type="string">
            <text:p>Кол-во транзакций 54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94.104288" calcext:value-type="float">
            <text:p>15094,104288</text:p>
          </table:table-cell>
          <table:table-cell office:value-type="float" office:value="14769.136584" calcext:value-type="float">
            <text:p>14769,136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22.854417" calcext:value-type="float">
            <text:p>15922,854417</text:p>
          </table:table-cell>
          <table:table-cell office:value-type="float" office:value="14767.417924" calcext:value-type="float">
            <text:p>14767,4179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46.32771" calcext:value-type="float">
            <text:p>16046,32771</text:p>
          </table:table-cell>
          <table:table-cell office:value-type="float" office:value="14370.278305" calcext:value-type="float">
            <text:p>14370,2783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274.37661" calcext:value-type="float">
            <text:p>16274,37661</text:p>
          </table:table-cell>
          <table:table-cell office:value-type="float" office:value="13836.623249" calcext:value-type="float">
            <text:p>13836,6232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129.379581" calcext:value-type="float">
            <text:p>16129,379581</text:p>
          </table:table-cell>
          <table:table-cell office:value-type="float" office:value="13327.266308" calcext:value-type="float">
            <text:p>13327,2663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755.778602" calcext:value-type="float">
            <text:p>15755,778602</text:p>
          </table:table-cell>
          <table:table-cell office:value-type="float" office:value="12910.647891" calcext:value-type="float">
            <text:p>12910,6478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26.967893" calcext:value-type="float">
            <text:p>16026,967893</text:p>
          </table:table-cell>
          <table:table-cell office:value-type="float" office:value="12416.097524" calcext:value-type="float">
            <text:p>12416,0975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262.249838" calcext:value-type="float">
            <text:p>16262,249838</text:p>
          </table:table-cell>
          <table:table-cell office:value-type="float" office:value="11971.962153" calcext:value-type="float">
            <text:p>11971,962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42.534493" calcext:value-type="float">
            <text:p>16042,534493</text:p>
          </table:table-cell>
          <table:table-cell office:value-type="float" office:value="11707.90786" calcext:value-type="float">
            <text:p>11707,907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085.308378" calcext:value-type="float">
            <text:p>16085,308378</text:p>
          </table:table-cell>
          <table:table-cell office:value-type="float" office:value="11489.992616" calcext:value-type="float">
            <text:p>11489,9926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74.846649" calcext:value-type="float">
            <text:p>16074,846649</text:p>
          </table:table-cell>
          <table:table-cell office:value-type="float" office:value="11047.325668" calcext:value-type="float">
            <text:p>11047,32566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142.061273" calcext:value-type="float">
            <text:p>16142,061273</text:p>
          </table:table-cell>
          <table:table-cell office:value-type="float" office:value="10705.946897" calcext:value-type="float">
            <text:p>10705,9468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954.37207" calcext:value-type="float">
            <text:p>15954,37207</text:p>
          </table:table-cell>
          <table:table-cell office:value-type="float" office:value="10593.231079" calcext:value-type="float">
            <text:p>10593,2310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241.467093" calcext:value-type="float">
            <text:p>16241,467093</text:p>
          </table:table-cell>
          <table:table-cell office:value-type="float" office:value="10406.043596" calcext:value-type="float">
            <text:p>10406,0435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97.091849" calcext:value-type="float">
            <text:p>16097,091849</text:p>
          </table:table-cell>
          <table:table-cell office:value-type="float" office:value="10148.507824" calcext:value-type="float">
            <text:p>10148,5078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177.277081" calcext:value-type="float">
            <text:p>16177,277081</text:p>
          </table:table-cell>
          <table:table-cell office:value-type="float" office:value="10137.420439" calcext:value-type="float">
            <text:p>10137,4204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878.822765" calcext:value-type="float">
            <text:p>15878,822765</text:p>
          </table:table-cell>
          <table:table-cell office:value-type="float" office:value="10077.604427" calcext:value-type="float">
            <text:p>10077,6044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534.279956" calcext:value-type="float">
            <text:p>15534,279956</text:p>
          </table:table-cell>
          <table:table-cell office:value-type="float" office:value="9913.333374" calcext:value-type="float">
            <text:p>9913,3333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37.902524" calcext:value-type="float">
            <text:p>15737,902524</text:p>
          </table:table-cell>
          <table:table-cell office:value-type="float" office:value="9904.222173" calcext:value-type="float">
            <text:p>9904,22217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005.722437" calcext:value-type="float">
            <text:p>16005,722437</text:p>
          </table:table-cell>
          <table:table-cell office:value-type="float" office:value="9707.125205" calcext:value-type="float">
            <text:p>9707,1252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969.673149" calcext:value-type="float">
            <text:p>15969,673149</text:p>
          </table:table-cell>
          <table:table-cell office:value-type="float" office:value="9493.315573" calcext:value-type="float">
            <text:p>9493,31557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909.791136" calcext:value-type="float">
            <text:p>15909,791136</text:p>
          </table:table-cell>
          <table:table-cell office:value-type="float" office:value="9363.920962" calcext:value-type="float">
            <text:p>9363,9209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775.8682" calcext:value-type="float">
            <text:p>15775,8682</text:p>
          </table:table-cell>
          <table:table-cell office:value-type="float" office:value="9352.325245" calcext:value-type="float">
            <text:p>9352,3252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616.967482" calcext:value-type="float">
            <text:p>15616,967482</text:p>
          </table:table-cell>
          <table:table-cell office:value-type="float" office:value="9295.857745" calcext:value-type="float">
            <text:p>9295,857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711.722697" calcext:value-type="float">
            <text:p>15711,722697</text:p>
          </table:table-cell>
          <table:table-cell office:value-type="float" office:value="9234.643216" calcext:value-type="float">
            <text:p>9234,64321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5850.790727" calcext:value-type="float">
            <text:p>15850,790727</text:p>
          </table:table-cell>
          <table:table-cell office:value-type="float" office:value="9255.175548" calcext:value-type="float">
            <text:p>9255,1755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608.357678" calcext:value-type="float">
            <text:p>15608,357678</text:p>
          </table:table-cell>
          <table:table-cell office:value-type="float" office:value="9148.72683" calcext:value-type="float">
            <text:p>9148,7268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706.741097" calcext:value-type="float">
            <text:p>15706,741097</text:p>
          </table:table-cell>
          <table:table-cell office:value-type="float" office:value="8862.252163" calcext:value-type="float">
            <text:p>8862,2521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881.336844" calcext:value-type="float">
            <text:p>15881,336844</text:p>
          </table:table-cell>
          <table:table-cell office:value-type="float" office:value="8859.238416" calcext:value-type="float">
            <text:p>8859,2384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792.968582" calcext:value-type="float">
            <text:p>15792,968582</text:p>
          </table:table-cell>
          <table:table-cell office:value-type="float" office:value="8752.43127" calcext:value-type="float">
            <text:p>8752,431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724.29888" calcext:value-type="float">
            <text:p>15724,29888</text:p>
          </table:table-cell>
          <table:table-cell office:value-type="float" office:value="8550.356953" calcext:value-type="float">
            <text:p>8550,35695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5846.073992" calcext:value-type="float">
            <text:p>15846,073992</text:p>
          </table:table-cell>
          <table:table-cell office:value-type="float" office:value="8506.887452" calcext:value-type="float">
            <text:p>8506,8874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905.587134" calcext:value-type="float">
            <text:p>15905,587134</text:p>
          </table:table-cell>
          <table:table-cell office:value-type="float" office:value="8382.387807" calcext:value-type="float">
            <text:p>8382,38780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484.733459" calcext:value-type="float">
            <text:p>15484,733459</text:p>
          </table:table-cell>
          <table:table-cell office:value-type="float" office:value="8406.596331" calcext:value-type="float">
            <text:p>8406,59633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525.787921" calcext:value-type="float">
            <text:p>15525,787921</text:p>
          </table:table-cell>
          <table:table-cell office:value-type="float" office:value="8198.209961" calcext:value-type="float">
            <text:p>8198,209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2:22:05.131132588</meta:creation-date>
    <dc:date>2025-02-08T12:31:58.026542710</dc:date>
    <meta:editing-duration>PT9M53S</meta:editing-duration>
    <meta:editing-cycles>1</meta:editing-cycles>
    <meta:generator>LibreOffice/24.8.4.2$Linux_X86_64 LibreOffice_project/480$Build-2</meta:generator>
    <meta:document-statistic meta:table-count="1" meta:cell-count="10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624cm" svg:height="16.032cm" xlink:href=".." xlink:type="simple" chart:class="chart:line" chart:style-name="ch1">
        <chart:legend chart:legend-position="end" svg:x="28.302cm" svg:y="7.229cm" style:legend-expansion="high" chart:style-name="ch2"/>
        <chart:plot-area chart:style-name="ch3" table:cell-range-address="Лист1.A1:Лист1.C36" chart:data-source-has-labels="row" svg:x="0.672cm" svg:y="0.32cm" svg:width="26.958cm" svg:height="15.392cm">
          <chart:coordinate-region svg:x="1.912cm" svg:y="0.517cm" svg:width="25.518cm" svg:height="14.5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2:Лист1.A36" chart:label-cell-address="Лист1.A1:Лист1.A1" chart:class="chart:line">
            <chart:data-point chart:repeated="35"/>
          </chart:series>
          <chart:series chart:style-name="ch7" chart:values-cell-range-address="Лист1.B2:Лист1.B36" chart:label-cell-address="Лист1.B1:Лист1.B1" chart:class="chart:line">
            <chart:data-point chart:repeated="35"/>
          </chart:series>
          <chart:series chart:style-name="ch8" chart:values-cell-range-address="Лист1.C2:Лист1.C36" chart:label-cell-address="Лист1.C1:Лист1.C1" chart:class="chart:line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-во клиентов</text:p>
                <draw:g>
                  <svg:desc>Лист1.A1:Лист1.A1</svg:desc>
                </draw:g>
              </table:table-cell>
              <table:table-cell office:value-type="string">
                <text:p>Кол-во транзакций 6432</text:p>
                <draw:g>
                  <svg:desc>Лист1.B1:Лист1.B1</svg:desc>
                </draw:g>
              </table:table-cell>
              <table:table-cell office:value-type="string">
                <text:p>Кол-во транзакций 5432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Лист1.A2:Лист1.A36</svg:desc>
                </draw:g>
              </table:table-cell>
              <table:table-cell office:value-type="float" office:value="15094.104288">
                <text:p>15094.104288</text:p>
                <draw:g>
                  <svg:desc>Лист1.B2:Лист1.B36</svg:desc>
                </draw:g>
              </table:table-cell>
              <table:table-cell office:value-type="float" office:value="14769.136584">
                <text:p>14769.136584</text:p>
                <draw:g>
                  <svg:desc>Лист1.C2:Лист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5922.854417">
                <text:p>15922.854417</text:p>
              </table:table-cell>
              <table:table-cell office:value-type="float" office:value="14767.417924">
                <text:p>14767.417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6046.32771">
                <text:p>16046.32771</text:p>
              </table:table-cell>
              <table:table-cell office:value-type="float" office:value="14370.278305">
                <text:p>14370.278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6274.37661">
                <text:p>16274.37661</text:p>
              </table:table-cell>
              <table:table-cell office:value-type="float" office:value="13836.623249">
                <text:p>13836.623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6129.379581">
                <text:p>16129.379581</text:p>
              </table:table-cell>
              <table:table-cell office:value-type="float" office:value="13327.266308">
                <text:p>13327.266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15755.778602">
                <text:p>15755.778602</text:p>
              </table:table-cell>
              <table:table-cell office:value-type="float" office:value="12910.647891">
                <text:p>12910.647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16026.967893">
                <text:p>16026.967893</text:p>
              </table:table-cell>
              <table:table-cell office:value-type="float" office:value="12416.097524">
                <text:p>12416.09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6262.249838">
                <text:p>16262.249838</text:p>
              </table:table-cell>
              <table:table-cell office:value-type="float" office:value="11971.962153">
                <text:p>11971.962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6042.534493">
                <text:p>16042.534493</text:p>
              </table:table-cell>
              <table:table-cell office:value-type="float" office:value="11707.90786">
                <text:p>11707.90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16085.308378">
                <text:p>16085.308378</text:p>
              </table:table-cell>
              <table:table-cell office:value-type="float" office:value="11489.992616">
                <text:p>11489.992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6074.846649">
                <text:p>16074.846649</text:p>
              </table:table-cell>
              <table:table-cell office:value-type="float" office:value="11047.325668">
                <text:p>11047.325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16142.061273">
                <text:p>16142.061273</text:p>
              </table:table-cell>
              <table:table-cell office:value-type="float" office:value="10705.946897">
                <text:p>10705.94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15954.37207">
                <text:p>15954.37207</text:p>
              </table:table-cell>
              <table:table-cell office:value-type="float" office:value="10593.231079">
                <text:p>10593.231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16241.467093">
                <text:p>16241.467093</text:p>
              </table:table-cell>
              <table:table-cell office:value-type="float" office:value="10406.043596">
                <text:p>10406.043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16097.091849">
                <text:p>16097.091849</text:p>
              </table:table-cell>
              <table:table-cell office:value-type="float" office:value="10148.507824">
                <text:p>10148.507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16177.277081">
                <text:p>16177.277081</text:p>
              </table:table-cell>
              <table:table-cell office:value-type="float" office:value="10137.420439">
                <text:p>10137.420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5878.822765">
                <text:p>15878.822765</text:p>
              </table:table-cell>
              <table:table-cell office:value-type="float" office:value="10077.604427">
                <text:p>10077.604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">
                <text:p>950</text:p>
              </table:table-cell>
              <table:table-cell office:value-type="float" office:value="15534.279956">
                <text:p>15534.279956</text:p>
              </table:table-cell>
              <table:table-cell office:value-type="float" office:value="9913.333374">
                <text:p>9913.333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5737.902524">
                <text:p>15737.902524</text:p>
              </table:table-cell>
              <table:table-cell office:value-type="float" office:value="9904.222173">
                <text:p>9904.222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">
                <text:p>1050</text:p>
              </table:table-cell>
              <table:table-cell office:value-type="float" office:value="16005.722437">
                <text:p>16005.722437</text:p>
              </table:table-cell>
              <table:table-cell office:value-type="float" office:value="9707.125205">
                <text:p>9707.125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">
                <text:p>1100</text:p>
              </table:table-cell>
              <table:table-cell office:value-type="float" office:value="15969.673149">
                <text:p>15969.673149</text:p>
              </table:table-cell>
              <table:table-cell office:value-type="float" office:value="9493.315573">
                <text:p>9493.315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">
                <text:p>1150</text:p>
              </table:table-cell>
              <table:table-cell office:value-type="float" office:value="15909.791136">
                <text:p>15909.791136</text:p>
              </table:table-cell>
              <table:table-cell office:value-type="float" office:value="9363.920962">
                <text:p>9363.920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15775.8682">
                <text:p>15775.8682</text:p>
              </table:table-cell>
              <table:table-cell office:value-type="float" office:value="9352.325245">
                <text:p>9352.325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">
                <text:p>1250</text:p>
              </table:table-cell>
              <table:table-cell office:value-type="float" office:value="15616.967482">
                <text:p>15616.967482</text:p>
              </table:table-cell>
              <table:table-cell office:value-type="float" office:value="9295.857745">
                <text:p>9295.857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">
                <text:p>1300</text:p>
              </table:table-cell>
              <table:table-cell office:value-type="float" office:value="15711.722697">
                <text:p>15711.722697</text:p>
              </table:table-cell>
              <table:table-cell office:value-type="float" office:value="9234.643216">
                <text:p>9234.643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">
                <text:p>1350</text:p>
              </table:table-cell>
              <table:table-cell office:value-type="float" office:value="15850.790727">
                <text:p>15850.790727</text:p>
              </table:table-cell>
              <table:table-cell office:value-type="float" office:value="9255.175548">
                <text:p>9255.175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">
                <text:p>1400</text:p>
              </table:table-cell>
              <table:table-cell office:value-type="float" office:value="15608.357678">
                <text:p>15608.357678</text:p>
              </table:table-cell>
              <table:table-cell office:value-type="float" office:value="9148.72683">
                <text:p>9148.72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">
                <text:p>1450</text:p>
              </table:table-cell>
              <table:table-cell office:value-type="float" office:value="15706.741097">
                <text:p>15706.741097</text:p>
              </table:table-cell>
              <table:table-cell office:value-type="float" office:value="8862.252163">
                <text:p>8862.252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15881.336844">
                <text:p>15881.336844</text:p>
              </table:table-cell>
              <table:table-cell office:value-type="float" office:value="8859.238416">
                <text:p>8859.238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">
                <text:p>1550</text:p>
              </table:table-cell>
              <table:table-cell office:value-type="float" office:value="15792.968582">
                <text:p>15792.968582</text:p>
              </table:table-cell>
              <table:table-cell office:value-type="float" office:value="8752.43127">
                <text:p>8752.43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">
                <text:p>1600</text:p>
              </table:table-cell>
              <table:table-cell office:value-type="float" office:value="15724.29888">
                <text:p>15724.29888</text:p>
              </table:table-cell>
              <table:table-cell office:value-type="float" office:value="8550.356953">
                <text:p>8550.3569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">
                <text:p>1650</text:p>
              </table:table-cell>
              <table:table-cell office:value-type="float" office:value="15846.073992">
                <text:p>15846.073992</text:p>
              </table:table-cell>
              <table:table-cell office:value-type="float" office:value="8506.887452">
                <text:p>8506.887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">
                <text:p>1700</text:p>
              </table:table-cell>
              <table:table-cell office:value-type="float" office:value="15905.587134">
                <text:p>15905.587134</text:p>
              </table:table-cell>
              <table:table-cell office:value-type="float" office:value="8382.387807">
                <text:p>8382.387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">
                <text:p>1750</text:p>
              </table:table-cell>
              <table:table-cell office:value-type="float" office:value="15484.733459">
                <text:p>15484.733459</text:p>
              </table:table-cell>
              <table:table-cell office:value-type="float" office:value="8406.596331">
                <text:p>8406.596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">
                <text:p>1800</text:p>
              </table:table-cell>
              <table:table-cell office:value-type="float" office:value="15525.787921">
                <text:p>15525.787921</text:p>
              </table:table-cell>
              <table:table-cell office:value-type="float" office:value="8198.209961">
                <text:p>8198.209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